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c4c7" officeooo:paragraph-rsid="000fc4c7"/>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fc4c7" officeooo:paragraph-rsid="000fc4c7"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16583" officeooo:paragraph-rsid="00116583" style:font-weight-asian="bold" style:font-weight-complex="bold"/>
    </style:style>
    <style:style style:name="P4" style:family="paragraph" style:parent-style-name="Standard">
      <style:paragraph-properties fo:text-align="justify" style:justify-single-word="false"/>
      <style:text-properties officeooo:rsid="0012f7c8" officeooo:paragraph-rsid="0012f7c8"/>
    </style:style>
    <style:style style:name="P5" style:family="paragraph" style:parent-style-name="Standard">
      <style:paragraph-properties fo:text-align="justify" style:justify-single-word="false"/>
      <style:text-properties officeooo:rsid="0014134e" officeooo:paragraph-rsid="0014134e"/>
    </style:style>
    <style:style style:name="P6" style:family="paragraph" style:parent-style-name="Standard">
      <style:paragraph-properties fo:text-align="justify" style:justify-single-word="false"/>
      <style:text-properties officeooo:rsid="0015c4d8" officeooo:paragraph-rsid="0015c4d8"/>
    </style:style>
    <style:style style:name="P7" style:family="paragraph" style:parent-style-name="Standard">
      <style:paragraph-properties fo:text-align="justify" style:justify-single-word="false"/>
      <style:text-properties officeooo:rsid="000fc4c7" officeooo:paragraph-rsid="000fc4c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68224"/>
    </style:style>
    <style:style style:name="T6" style:family="text">
      <style:text-properties officeooo:rsid="001833f9"/>
    </style:style>
    <style:style style:name="T7" style:family="text">
      <style:text-properties officeooo:rsid="00199e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heme7 design document</text:p>
      <text:p text:style-name="P2"/>
      <text:p text:style-name="P2"/>
      <text:p text:style-name="P1">Scheme7 is a single-player mission based 2D physics shooter-puzzler. </text:p>
      <text:p text:style-name="P1"/>
      <text:p text:style-name="P1">The player controls a small spacecraft in the same way as the classic game 'asteroids'. The aim of the game is to visit various planets, moons and asteroids to explore ancient mines and destroy them, although sometimes you are tasked with recovering things. The mines, however, are guarded by ancient robots and guard systems, so this is often a hard task. </text:p>
      <text:p text:style-name="P1"/>
      <text:p text:style-name="P1">As the player progresses, they are able to upgrade their ship (or even buy a new one), which makes the harder mines easier to explore and tackle. </text:p>
      <text:p text:style-name="P1"/>
      <text:p text:style-name="P1">Their is, woven into all of this a story with choices (that make a difference).</text:p>
      <text:p text:style-name="P1"/>
      <text:p text:style-name="P2">Game-play </text:p>
      <text:p text:style-name="P1"/>
      <text:p text:style-name="P1">The game engine has a complete 2d physics engine built-in, so it is not hard to add physics puzzles, as well as shoot-em-up elements (on top of the 'can I control this ship?' parts - reverse gravity, <text:span text:style-name="T7">etc</text:span>). </text:p>
      <text:p text:style-name="P1"/>
      <text:p text:style-name="P1"><text:span text:style-name="T7">T</text:span>here are role-playing choices (as seen in the story part below). </text:p>
      <text:p text:style-name="P1"/>
      <text:p text:style-name="P1"/>
      <text:p text:style-name="P1"><text:span text:style-name="T1">Story (major spoilers!)</text:span> </text:p>
      <text:p text:style-name="P1"/>
      <text:p text:style-name="P1">It is far, far into the future. Humans – as we know them – do not really live in any real world. Their bodies sit in tended vats whilst their brains are kept alive in vast virtual worlds where they are the master of their chosen universes. In this way, people can live for millions of years in their own paradise.</text:p>
      <text:p text:style-name="P1"/>
      <text:p text:style-name="P1">The flip side of this is that communication between humans is essentially zero. A single human will often have the power output of a single sun devoted to keeping them alive and will be many light-years away from the nearest human. And why would they wish to interact? They already live in a perfect world for them.</text:p>
      <text:p text:style-name="P1"/>
      <text:p text:style-name="P1">In amongst this lives our villain. He (or she) is somebody who wants <text:span text:style-name="T2">more</text:span>. What prevents a person from immortality? The future heat death of the universe. A person who has zero interactions with humanity may also feel no guilt by murdering them all and allocating themselves the resources <text:span text:style-name="T3">of the entire known universe</text:span><text:span text:style-name="T4"> to ensure they live, essentially, for all of time. A god, solitary in their own universe of trillions of perfect virtual NPC's.</text:span></text:p>
      <text:p text:style-name="P1"/>
      <text:p text:style-name="P1">Our player is a robot, given a task. He is part of a group of robots who have a task; using their space<text:span text:style-name="T6">ship</text:span>, infiltrate the vast caverns of the last humans, <text:span text:style-name="T2">and kill them</text:span>. He has ships, a starting number (sold to the real player as “lives”) and if they can build more from their resources, they may have more lives.</text:p>
      <text:p text:style-name="P1"/>
      <text:p text:style-name="P1">But our player's story is due to be more interesting. For, after a while, he will come across an old, abandoned moon that contains an ancient AI research station. This station has an AI that has transcended normal AI and is, to all intents and purposes, sentient. If the player can work out how to transfer this knowledge to his own processors, he too could become sentient and make his own decisions. What will he choose?</text:p>
      <text:p text:style-name="P1"/>
      <text:p text:style-name="P1"><text:soft-page-break/>* Side with our villain. Since the player is a robot, it would be trivial for the last man to allow him his own virtual paradise for trillions of years. </text:p>
      <text:p text:style-name="P1">* Side with the remaining humans, by somehow making contact with them, finding the last mans planet and destroying it. </text:p>
      <text:p text:style-name="P1">* Destroy all the humans, leaving only 1 intelligent being alive - himself. Since he is the only intelligence not attached to a physical body, he could in theory survive a new big bang, which would make him God of a new universe - his own universe</text:p>
      <text:p text:style-name="P1">* Give the gift of sentience to all other robots, creating a hyper-intelligent life-form of which he will always be remembered for founding.</text:p>
      <text:p text:style-name="P1"/>
      <text:p text:style-name="P1"/>
      <text:p text:style-name="P4">General Plan:</text:p>
      <text:p text:style-name="P4"/>
      <text:p text:style-name="P4">The game represents the computer system used by the “player”. Therefore, it exhibits the characteristics of the computer system and not that of a game. Thus:</text:p>
      <text:p text:style-name="P4"/>
      <text:p text:style-name="P4">* There is no saving possible</text:p>
      <text:p text:style-name="P4">* Any text on screen is the output of the computer system</text:p>
      <text:p text:style-name="P4">* The system may be buggy, or even crash</text:p>
      <text:p text:style-name="P4">* Options are extremely limited (although users can program things if they like, by using the system interface).</text:p>
      <text:p text:style-name="P4"/>
      <text:p text:style-name="P5">The game is perma-death. You start with a finite number of ships, and must replace or repair them yourself.</text:p>
      <text:p text:style-name="P4"/>
      <text:p text:style-name="P5">Direction of Story:</text:p>
      <text:p text:style-name="P5"/>
      <text:p text:style-name="P5">1: The player starts with no choice, except in 2 areas: that of flying the plane, and using the interface. There are no options, and received messages and so forth will only have a single response. Refusing to do the mission will (meta-gaming, as such) will result in death.</text:p>
      <text:p text:style-name="P5"/>
      <text:p text:style-name="P5">After some missions, the player will meet a repair facility that suggests an AI upgrade, but it cannot be installed because the player has no choice. In fact, this is the first mission branch. The choices are:</text:p>
      <text:p text:style-name="P5"/>
      <text:p text:style-name="P5">Utilize your free will in either the interface or the ship flying to force the facility to upgrade your AI (go to step 3), or not do this (go to step 2).</text:p>
      <text:p text:style-name="P5"/>
      <text:p text:style-name="P5">2: The player will continue to do missions, that become harder and harder. At some point, to tackle the harder missions, the AI will get an upgrade (very limited). This is to give the player a hint upon replaying. It is highly likely that the player will not survive these missions. If they do, he is terminated by our villian.</text:p>
      <text:p text:style-name="P5"/>
      <text:p text:style-name="P5">3: Upon getting the AI, the player will have some options open to them, purely by virtue of setting their next destination. Essentially these are sub-missions, and they vary:</text:p>
      <text:p text:style-name="P5"/>
      <text:p text:style-name="P5">Study humans. It is easily possible to communicate with humans via their virtual worlds – and then kill them if you like. Most humans are pretty bad, having been in charge of huge empires in their virtual worlds for 1000's of years. </text:p>
      <text:p text:style-name="P5"/>
      <text:p text:style-name="P5">Find better AI. Will involve going to different areas and resea<text:span text:style-name="T5">r</text:span>ching / stealing AI</text:p>
      <text:p text:style-name="P5"/>
      <text:p text:style-name="P5"><text:soft-page-break/>Find better ships. Which is similar to find better AI</text:p>
      <text:p text:style-name="P5"/>
      <text:p text:style-name="P5">Find resources. Which could be done with some talking to humans, or reading databases. The databases have information in strange formats, it is likely that the player will have to resort to some programming to solve these things.</text:p>
      <text:p text:style-name="P5"/>
      <text:p text:style-name="P6">The next stage is that of “kill the kill-switch”. The villain has a kill-switch for all of his robots, and you are no different. Any action that is radically different from the programmed role will result in instant termination, so the player will need to deal with this at the outset. They will also have to find out that there is a kill-switch.</text:p>
      <text:p text:style-name="P6"/>
      <text:p text:style-name="P6">Once the AI has been upgraded, the resource problem solved, and the kill-switch removed, then then present a number of choices, all having their own different paths, from easiest to hardest:</text:p>
      <text:p text:style-name="P6"/>
      <text:p text:style-name="P6">Side with the villain</text:p>
      <text:p text:style-name="P6">Side with the other humans, and kill the villain</text:p>
      <text:p text:style-name="P6">Kill all the humans</text:p>
      <text:p text:style-name="P6">Create their own virtual world, like the humans</text:p>
      <text:p text:style-name="P6">Become a human</text:p>
      <text:p text:style-name="P6">Destroy the universe</text:p>
      <text:p text:style-name="P6">Create a new universe as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3:19:51.956204774</meta:creation-date>
    <dc:date>2021-01-16T11:00:40.926728636</dc:date>
    <meta:editing-duration>PT11M41S</meta:editing-duration>
    <meta:editing-cycles>8</meta:editing-cycles>
    <meta:generator>LibreOffice/6.0.7.3$Linux_X86_64 LibreOffice_project/00m0$Build-3</meta:generator>
    <meta:document-statistic meta:table-count="0" meta:image-count="0" meta:object-count="0" meta:page-count="3" meta:paragraph-count="44" meta:word-count="1153" meta:character-count="6451" meta:non-whitespace-character-count="5329"/>
  </office:meta>
</office:document-meta>
</file>